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ew Times" svg:font-family="'New Times'"/>
    <style:font-face style:name="Noto Sans CJK SC" svg:font-family="'Noto Sans CJK SC'"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margin-top="0in" fo:margin-bottom="0in" style:contextual-spacing="false"/>
      <style:text-properties style:font-name="Calibri" fo:font-size="12pt" fo:language="en" fo:country="CA" style:font-size-asian="12pt" style:font-name-complex="Calibri1" style:font-size-complex="12pt"/>
    </style:style>
    <style:style style:name="P4" style:family="paragraph" style:parent-style-name="EndNote_20_Bibliography">
      <style:paragraph-properties fo:margin-top="0in" fo:margin-bottom="0in" style:contextual-spacing="false"/>
      <style:text-properties style:font-name="Calibri" fo:font-weight="bold" style:font-weight-asian="bold" style:font-name-complex="Calibri1"/>
    </style:style>
    <style:style style:name="P5" style:family="paragraph" style:parent-style-name="EndNote_20_Bibliography">
      <style:paragraph-properties fo:margin-top="0in" fo:margin-bottom="0in" style:contextual-spacing="false"/>
      <style:text-properties style:font-name="Times New Roman" fo:font-weight="bold" style:font-weight-asian="bold" style:font-name-complex="Calibri1"/>
    </style:style>
    <style:style style:name="P6" style:family="paragraph" style:parent-style-name="EndNote_20_Bibliography">
      <style:paragraph-properties fo:margin-top="0in" fo:margin-bottom="0in" style:contextual-spacing="false"/>
      <style:text-properties style:font-name="Times New Roman" fo:font-weight="bold" officeooo:rsid="0028c819" officeooo:paragraph-rsid="0028c819" style:font-weight-asian="bold" style:font-name-complex="Calibri1"/>
    </style:style>
    <style:style style:name="P7" style:family="paragraph" style:parent-style-name="EndNote_20_Bibliography">
      <style:paragraph-properties fo:margin-top="0in" fo:margin-bottom="0in" style:contextual-spacing="false"/>
      <style:text-properties style:font-name="Times New Roman" fo:font-weight="normal" style:font-weight-asian="normal" style:font-name-complex="Calibri1" style:font-weight-complex="normal"/>
    </style:style>
    <style:style style:name="P8" style:family="paragraph" style:parent-style-name="EndNote_20_Bibliography">
      <style:paragraph-properties fo:margin-top="0in" fo:margin-bottom="0in" style:contextual-spacing="false"/>
      <style:text-properties style:font-name="Times New Roman" fo:font-weight="normal" officeooo:paragraph-rsid="002adc80" style:font-weight-asian="normal" style:font-name-complex="Calibri1" style:font-weight-complex="normal"/>
    </style:style>
    <style:style style:name="P9" style:family="paragraph" style:parent-style-name="EndNote_20_Bibliography">
      <style:paragraph-properties fo:margin-top="0in" fo:margin-bottom="0in" style:contextual-spacing="false"/>
      <style:text-properties officeooo:paragraph-rsid="0028c819"/>
    </style:style>
    <style:style style:name="P10" style:family="paragraph" style:parent-style-name="EndNote_20_Bibliography">
      <style:paragraph-properties fo:margin-top="0in" fo:margin-bottom="0in" style:contextual-spacing="false"/>
      <style:text-properties officeooo:paragraph-rsid="00294839"/>
    </style:style>
    <style:style style:name="P11" style:family="paragraph" style:parent-style-name="EndNote_20_Bibliography">
      <style:paragraph-properties fo:margin-top="0in" fo:margin-bottom="0in" style:contextual-spacing="false"/>
      <style:text-properties officeooo:rsid="002558b6"/>
    </style:style>
    <style:style style:name="P12" style:family="paragraph" style:parent-style-name="List_20_Paragraph" style:list-style-name="WWNum1">
      <style:paragraph-properties fo:margin-left="0.4957in" fo:margin-right="0in" fo:margin-top="0.0835in" fo:margin-bottom="0in" style:contextual-spacing="true" fo:text-align="center" style:justify-single-word="false" fo:text-indent="-0.248in" style:auto-text-indent="false"/>
      <style:text-properties style:font-name="Times New Roman" fo:language="en" fo:country="US" fo:font-weight="bold" style:font-weight-asian="bold" style:font-name-complex="Calibri1"/>
    </style:style>
    <style:style style:name="P13" style:family="paragraph" style:parent-style-name="List_20_Paragraph" style:list-style-name="WWNum1">
      <style:paragraph-properties fo:margin-left="0.4957in" fo:margin-right="0in" fo:margin-top="0.1665in" fo:margin-bottom="0in" style:contextual-spacing="true" fo:text-align="justify" style:justify-single-word="false" fo:text-indent="-0.248in" style:auto-text-indent="false"/>
      <style:text-properties style:font-name="Times New Roman" fo:language="en" fo:country="US" fo:font-weight="bold" style:font-weight-asian="bold" style:font-name-complex="Calibri1"/>
    </style:style>
    <style:style style:name="P14" style:family="paragraph" style:parent-style-name="Standard">
      <style:paragraph-properties fo:margin-top="0in" fo:margin-bottom="0in" style:contextual-spacing="false" fo:text-align="center" style:justify-single-word="false"/>
      <style:text-properties style:font-name="Times New Roman" fo:font-size="14pt" fo:language="en" fo:country="CA" fo:font-weight="bold" style:font-size-asian="14pt" style:font-weight-asian="bold" style:font-name-complex="Calibri1" style:font-size-complex="14pt" style:font-weight-complex="bold"/>
    </style:style>
    <style:style style:name="P15" style:family="paragraph" style:parent-style-name="Standard">
      <style:paragraph-properties fo:margin-top="0in" fo:margin-bottom="0in" style:contextual-spacing="false" fo:text-align="center" style:justify-single-word="false"/>
      <style:text-properties style:font-name="Times New Roman"/>
    </style:style>
    <style:style style:name="P16" style:family="paragraph" style:parent-style-name="Standard">
      <style:paragraph-properties fo:margin-top="0in" fo:margin-bottom="0in" style:contextual-spacing="false" fo:line-height="100%" fo:text-align="start" style:justify-single-word="false"/>
      <style:text-properties style:font-name="Times New Roman"/>
    </style:style>
    <style:style style:name="P17" style:family="paragraph" style:parent-style-name="Standard">
      <style:paragraph-properties fo:margin-top="0in" fo:margin-bottom="0in" style:contextual-spacing="false" fo:text-align="start" style:justify-single-word="false"/>
      <style:text-properties style:font-name="Times New Roman"/>
    </style:style>
    <style:style style:name="P18" style:family="paragraph" style:parent-style-name="Standard">
      <style:text-properties style:font-name="Times New Roman"/>
    </style:style>
    <style:style style:name="P19" style:family="paragraph" style:parent-style-name="Standard">
      <style:paragraph-properties fo:margin-top="0in" fo:margin-bottom="0in" style:contextual-spacing="false"/>
      <style:text-properties style:font-name="Times New Roman"/>
    </style:style>
    <style:style style:name="P20" style:family="paragraph" style:parent-style-name="Standard">
      <style:paragraph-properties fo:margin-top="0.1665in" fo:margin-bottom="0in" style:contextual-spacing="false" fo:text-align="center" style:justify-single-word="false"/>
      <style:text-properties style:font-name="Times New Roman" fo:language="en" fo:country="US" fo:font-weight="bold" style:font-weight-asian="bold" style:font-name-complex="Calibri1"/>
    </style:style>
    <style:style style:name="P21" style:family="paragraph" style:parent-style-name="Standard">
      <style:paragraph-properties fo:text-align="start" style:justify-single-word="false"/>
      <style:text-properties style:font-name="Times New Roman" fo:language="en" fo:country="US" fo:font-weight="bold" style:font-weight-asian="bold" style:font-name-complex="Calibri1"/>
    </style:style>
    <style:style style:name="P22" style:family="paragraph" style:parent-style-name="Standard">
      <style:paragraph-properties fo:margin-top="0in" fo:margin-bottom="0in" style:contextual-spacing="false"/>
      <style:text-properties style:font-name="Times New Roman" fo:language="en" fo:country="CA" style:font-name-complex="Calibri1"/>
    </style:style>
    <style:style style:name="P23" style:family="paragraph" style:parent-style-name="Standard">
      <style:text-properties style:font-name="Times New Roman" fo:language="en" fo:country="CA" style:font-name-complex="Calibri1"/>
    </style:style>
    <style:style style:name="P24" style:family="paragraph" style:parent-style-name="Standard">
      <style:paragraph-properties fo:text-align="justify" style:justify-single-word="false"/>
      <style:text-properties officeooo:paragraph-rsid="002810b0"/>
    </style:style>
    <style:style style:name="P25" style:family="paragraph" style:parent-style-name="Text_20_body">
      <style:paragraph-properties fo:text-align="justify" style:justify-single-word="false"/>
      <style:text-properties style:font-name="Times New Roman" officeooo:rsid="001569d4" officeooo:paragraph-rsid="001e550b" style:font-name-complex="Calibri1"/>
    </style:style>
    <style:style style:name="P26" style:family="paragraph" style:parent-style-name="Text_20_body">
      <style:paragraph-properties fo:margin-left="0in" fo:margin-right="0in" fo:text-align="justify" style:justify-single-word="false" fo:text-indent="0in" style:auto-text-indent="false"/>
      <style:text-properties style:font-name="Times New Roman" fo:language="en" fo:country="US" officeooo:rsid="0017a88c" officeooo:paragraph-rsid="002d4b79" style:font-name-complex="Calibri1"/>
    </style:style>
    <style:style style:name="P27" style:family="paragraph" style:parent-style-name="Text_20_body">
      <style:paragraph-properties fo:margin-top="0in" fo:margin-bottom="0in" style:contextual-spacing="false"/>
      <style:text-properties style:font-name="Times New Roman" officeooo:paragraph-rsid="002810b0"/>
    </style:style>
    <style:style style:name="P28" style:family="paragraph" style:parent-style-name="Text_20_body">
      <style:paragraph-properties fo:text-align="justify" style:justify-single-word="false"/>
    </style:style>
    <style:style style:name="P29" style:family="paragraph" style:parent-style-name="Text_20_body">
      <style:paragraph-properties fo:text-align="justify" style:justify-single-word="false"/>
      <style:text-properties officeooo:paragraph-rsid="002498a2"/>
    </style:style>
    <style:style style:name="P30" style:family="paragraph" style:parent-style-name="Text_20_body">
      <style:paragraph-properties fo:text-align="justify" style:justify-single-word="false"/>
      <style:text-properties officeooo:paragraph-rsid="002558b6"/>
    </style:style>
    <style:style style:name="P31" style:family="paragraph" style:parent-style-name="Text_20_body">
      <style:text-properties officeooo:paragraph-rsid="002810b0"/>
    </style:style>
    <style:style style:name="P32" style:family="paragraph">
      <loext:graphic-properties draw:fill="solid" draw:fill-color="#000000"/>
      <style:paragraph-properties fo:text-align="center"/>
    </style:style>
    <style:style style:name="T1" style:family="text">
      <style:text-properties style:font-name="Times New Roman1" officeooo:rsid="002d4b79"/>
    </style:style>
    <style:style style:name="T2" style:family="text">
      <style:text-properties fo:language="en" fo:country="CA" fo:font-weight="bold" style:font-weight-asian="bold" style:font-name-complex="Calibri1" style:font-weight-complex="bold"/>
    </style:style>
    <style:style style:name="T3" style:family="text">
      <style:text-properties fo:language="en" fo:country="CA" fo:font-weight="normal" officeooo:rsid="00112de7" style:font-weight-asian="normal" style:font-name-complex="Calibri1" style:font-weight-complex="normal"/>
    </style:style>
    <style:style style:name="T4" style:family="text">
      <style:text-properties fo:language="en" fo:country="CA" fo:font-style="italic" style:font-style-asian="italic" style:font-name-complex="Calibri1" style:font-style-complex="italic"/>
    </style:style>
    <style:style style:name="T5" style:family="text">
      <style:text-properties fo:language="en" fo:country="CA" style:font-name-complex="Calibri1"/>
    </style:style>
    <style:style style:name="T6" style:family="text">
      <style:text-properties fo:language="en" fo:country="US" fo:font-weight="bold" style:font-weight-asian="bold" style:font-name-complex="Calibri1" style:font-weight-complex="bold"/>
    </style:style>
    <style:style style:name="T7" style:family="text">
      <style:text-properties fo:language="en" fo:country="US" fo:font-weight="bold" officeooo:rsid="00112de7" style:font-weight-asian="bold" style:font-name-complex="Calibri1" style:font-weight-complex="bold"/>
    </style:style>
    <style:style style:name="T8" style:family="text">
      <style:text-properties fo:language="en" fo:country="US" fo:font-weight="bold" officeooo:rsid="002a1908" style:font-weight-asian="bold" style:font-name-complex="Calibri1" style:font-weight-complex="bold"/>
    </style:style>
    <style:style style:name="T9" style:family="text">
      <style:text-properties fo:language="en" fo:country="US" fo:font-weight="normal" officeooo:rsid="00112de7" style:font-weight-asian="normal" style:font-name-complex="Calibri1" style:font-weight-complex="normal"/>
    </style:style>
    <style:style style:name="T10" style:family="text">
      <style:text-properties fo:language="en" fo:country="US" style:font-name-complex="Calibri1"/>
    </style:style>
    <style:style style:name="T11" style:family="text">
      <style:text-properties officeooo:rsid="002498a2"/>
    </style:style>
    <style:style style:name="T12" style:family="text">
      <style:text-properties officeooo:rsid="002558b6"/>
    </style:style>
    <style:style style:name="T13" style:family="text">
      <style:text-properties officeooo:rsid="002810b0"/>
    </style:style>
    <style:style style:name="T14" style:family="text">
      <style:text-properties style:font-name="Times New Roman" fo:font-weight="bold" officeooo:rsid="0028c819" style:font-weight-asian="bold"/>
    </style:style>
    <style:style style:name="T15" style:family="text">
      <style:text-properties style:font-name="Times New Roman" fo:font-weight="normal" officeooo:rsid="0028c819" style:font-weight-asian="normal" style:font-name-complex="Calibri1" style:font-weight-complex="normal"/>
    </style:style>
    <style:style style:name="T16" style:family="text">
      <style:text-properties style:font-name="Times New Roman" fo:font-weight="normal" officeooo:rsid="002adc80" style:font-weight-asian="normal" style:font-name-complex="Calibri1" style:font-weight-complex="normal"/>
    </style:style>
    <style:style style:name="T17" style:family="text">
      <style:text-properties style:font-name="Times New Roman" fo:font-weight="normal" officeooo:rsid="0028c819" style:font-weight-asian="normal" style:font-weight-complex="normal"/>
    </style:style>
    <style:style style:name="T18" style:family="text">
      <style:text-properties style:font-name="Times New Roman" fo:font-weight="normal" officeooo:rsid="00294839" style:font-weight-asian="normal" style:font-weight-complex="normal"/>
    </style:style>
    <style:style style:name="T19" style:family="text">
      <style:text-properties style:font-name="Times New Roman" fo:font-weight="normal" officeooo:rsid="002adc80" style:font-weight-asian="normal" style:font-weight-complex="normal"/>
    </style:style>
    <style:style style:name="T20" style:family="text">
      <style:text-properties style:font-name="Times New Roman" fo:font-style="italic" fo:font-weight="normal" officeooo:rsid="00294839" style:font-weight-asian="normal" style:font-weight-complex="normal"/>
    </style:style>
    <style:style style:name="T21" style:family="text">
      <style:text-properties officeooo:rsid="002a1908"/>
    </style:style>
    <style:style style:name="T22" style:family="text">
      <style:text-properties officeooo:rsid="002adc80"/>
    </style:style>
    <style:style style:name="T23" style:family="text">
      <style:text-properties officeooo:rsid="002d4b79"/>
    </style:style>
    <style:style style:name="T24" style:family="text">
      <style:text-properties officeooo:rsid="002ded18"/>
    </style:style>
    <style:style style:name="gr1" style:family="graphic">
      <style:graphic-properties draw:stroke="none" svg:stroke-width="0in" draw:fill="solid" draw:fill-color="#00000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Research Proposal for Bachelor Thesis Project</text:p>
      <text:p text:style-name="P15"><draw:rect text:anchor-type="as-char" style:rel-width="100%" draw:z-index="0" draw:name="Shape1" draw:style-name="gr1" draw:text-style-name="P32" svg:width="6.3004in" svg:height="0.0213in"><text:p/></draw:rect></text:p>
      <text:p text:style-name="P16"><text:span text:style-name="T2">Student name:<text:tab/><text:tab/></text:span><text:span text:style-name="T3">Jakob Lüdke</text:span></text:p>
      <text:p text:style-name="P17"><text:span text:style-name="T2">Student number:<text:tab/></text:span><text:span text:style-name="T3">21-948-559</text:span></text:p>
      <text:p text:style-name="P18"><text:span text:style-name="T6">Student email:<text:tab/><text:tab/></text:span><text:span text:style-name="T9">luedkej@ethz.ch</text:span></text:p>
      <text:p text:style-name="P19"><text:span text:style-name="T6">Advisors:<text:tab/><text:tab/></text:span><text:span text:style-name="T10">Alexander Oing</text:span></text:p>
      <text:p text:style-name="P18"><text:span text:style-name="T6"><text:tab/><text:tab/><text:tab/></text:span><text:span text:style-name="T10">Prof. Dr. Christoph R. Müller</text:span></text:p>
      <text:p text:style-name="P15"><text:span text:style-name="T6">Topic: </text:span><text:span text:style-name="T7">Development of a tandem catalyst system for the single pass conversion of CO2 to higher alcohols optimized in </text:span><text:span text:style-name="T8">P</text:span><text:span text:style-name="T7">ropylen selectivity</text:span></text:p>
      <text:p text:style-name="P15"><draw:rect text:anchor-type="as-char" style:rel-width="100%" draw:z-index="1" draw:name="Shape2" draw:style-name="gr1" draw:text-style-name="P32" svg:width="6.3004in" svg:height="0.0213in"><text:p/></draw:rect></text:p>
      <text:list xml:id="list992943413" text:style-name="WWNum1">
        <text:list-item>
          <text:p text:style-name="P12">Why is this topic important?</text:p>
        </text:list-item>
      </text:list>
      <text:p text:style-name="P25">In light of the ever-increasing concentration of CO2 in the atmosphere and the resulting intensification of the greenhouse effect, it is desirable not only to reduce future CO2 emissions but also to develop methods for utilizing the CO2 already present in the air. <text:span text:style-name="T12">[1]</text:span></text:p>
      <text:p text:style-name="P28">One particularly promising approach to <text:span text:style-name="T23">recycle</text:span> CO2 <text:span text:style-name="T23">chemically </text:span>is its hydrogenation into higher alcohols, which serve as <text:span text:style-name="T21">platform chemicals to produce e.g. polymers and perfumes.</text:span></text:p>
      <text:p text:style-name="P28">Due to the reaction kinetics, <text:span text:style-name="T23">the educts</text:span><text:span text:style-name="T1">´ thermodynamic properties (e.g. CO2 and H2) and </text:span>the intermediates formed during the reaction <text:span text:style-name="T12">like methanol</text:span>, catalytic control is necessary to achieve the highest possible yield of higher alcohols. <text:span text:style-name="T22">[2] </text:span>Alcohol production occurs in two steps: first, CO2 is hydrogenated with H2 to <text:span text:style-name="T23">form</text:span> light olefins, followed by the hydroformylation of these olefins into alcohols. </text:p>
      <text:p text:style-name="P30">By selecting the appropriate catalyst<text:span text:style-name="T12">s</text:span>, the formation of specific olefins such as ethylene or propylene can be promoted. The goal is to optimize the production of the olefin that yields the highest amount of alcohol during the hydroformylation process. <text:span text:style-name="T12">Therefore, the catalyst of choice should promote the formulation of the olefin that the</text:span> hydroformylation catalyst <text:span text:style-name="T12">has the highest selectivity to.</text:span></text:p>
      <text:list xml:id="list192949747133858" text:continue-numbering="true" text:style-name="WWNum1">
        <text:list-item>
          <text:p text:style-name="P13">What has been done so far? What was observed? What are the research gaps?</text:p>
        </text:list-item>
      </text:list>
      <text:p text:style-name="P29">In previously published studies on the development of a tandem catalyst system for the conversion of CO2 into higher alcohols, a RhCo3/MCM-41 catalyst was used for the hydroformylation reaction. Based on the assumption that this catalyst exhibits increased selectivity for ethylene, the catalyst used for hydrogenation was optimized to maximize ethylene output. <text:span text:style-name="T23">A</text:span> ZnZrOx/SAPO-34 <text:span text:style-name="T23">solid soultion</text:span>, with a Si/Al ratio of 0.30, was found to be the most effective catalyst for <text:span text:style-name="T11">ethylene</text:span> production. <text:span text:style-name="T11">[</text:span><text:span text:style-name="T22">3</text:span><text:span text:style-name="T11">]</text:span></text:p>
      <text:p text:style-name="P29">However, contrary to expectations, a higher yield of 1-butanol<text:span text:style-name="T23"> than 1-propanol </text:span>was observed, suggesting increased selectivity for propylene by the Rh catalyst, <text:span text:style-name="T11">instead of the expected ethylene selectivity</text:span>.</text:p>
      <text:p text:style-name="P26">In light of this, a catalyst that optimizes propylene output during the hydrogenation reaction promises a higher alcohol yield. Recent studies indicate that a ZnZrOx/SSZ-13 catalyst <text:span text:style-name="T23">is </text:span>significantly more suitable than the previously used ZnZrOx/SAPO-34 solid solution for <text:span text:style-name="T12">maxim</text:span><text:span text:style-name="T23">i</text:span><text:span text:style-name="T12">zing</text:span> propylene output, due to its concentrated tetramethylbenzene. The Si/Al ratio is highlighted as a key optimization parameter <text:span text:style-name="T24">for both solutions</text:span>. <text:span text:style-name="T11">[</text:span><text:span text:style-name="T22">4</text:span><text:span text:style-name="T11">]</text:span></text:p>
      <text:p text:style-name="P20">3. What will be done? What research gap am I filling?</text:p>
      <text:p text:style-name="P24">As part of this project, an existing tandem catalyst system will be modified to maximize the output of propylene instead of ethylene during the hydrogenation of CO2. <text:span text:style-name="T24">[3]</text:span></text:p>
      <text:p text:style-name="P31">To achieve this, the <text:span text:style-name="T13">current </text:span>ZnZrOx/SAPO-34 catalyst will be replaced with a ZnZrOx/SSZ-13 solid solution.</text:p>
      <text:p text:style-name="P27"><text:soft-page-break/><text:span text:style-name="T10">The first step will be to determine the Si/Al ratio that maximizes the propylene yield for the new catalyst. Subsequently, the system parameters—such as pressure and flow rate—will be adjusted to match the new reaction kinetics of the tandem system in order to maximize the yield of higher alcohols.</text:span></text:p>
      <text:p text:style-name="P3"/>
      <text:p text:style-name="P3"/>
      <text:p text:style-name="P22">This thesis proposal…</text:p>
      <text:p text:style-name="P23">…has been created by<text:tab/><text:tab/><text:tab/><text:tab/><text:tab/><text:tab/>…is agreed on by</text:p>
      <text:p text:style-name="P18"><text:span text:style-name="T4">Student</text:span><text:span text:style-name="T5">:<text:tab/><text:tab/><text:tab/><text:tab/><text:tab/><text:tab/><text:tab/></text:span><text:span text:style-name="T4">Supervisor</text:span><text:span text:style-name="T5">:<text:tab/></text:span></text:p>
      <text:p text:style-name="P23">____________________________<text:tab/><text:tab/><text:tab/><text:tab/>____________________________</text:p>
      <text:p text:style-name="P23">Date, Signature<text:tab/><text:tab/><text:tab/><text:tab/><text:tab/><text:tab/><text:tab/>Date, Signature</text:p>
      <text:p text:style-name="P21"/>
      <text:p text:style-name="P5">References</text:p>
      <text:p text:style-name="P5"/>
      <text:p text:style-name="P9"><text:span text:style-name="T15">[1] <text:tab/></text:span><text:span text:style-name="Source_20_Text"><text:span text:style-name="T17">NOAA Global Monitoring Laboratory - Trends in Atmospheric Carbon Dioxide (2024); EPA based <text:tab/>on various sources (2022) – with major processing by Our World in Data</text:span></text:span></text:p>
      <text:p text:style-name="P9"><text:span text:style-name="Source_20_Text"><text:span text:style-name="T17"/></text:span></text:p>
      <text:p text:style-name="P8"><text:span text:style-name="Source_20_Text"><text:span text:style-name="T16">[2] <text:tab/></text:span></text:span><text:span text:style-name="Source_20_Text"><text:span text:style-name="T15">F. Zeng, C. Mebrahtu, X. Xi, L. Liao, J. Ren, J. Xie, H. J. Heeres, and R. Palkovits. “Catalysts design <text:tab/>for higher alcohols synthesis by CO2 hydrogenation: Trends and future perspectives”. In: Applied <text:tab/>Catalysis B: Environmental 291 (Aug. 2021), page 120073. issn: 09263373. doi: <text:tab/>10.1016/j.apcatb.2021.120073. url: https://linkinghub.elsevier.com/retrieve/pii/S0926337321001995.</text:span></text:span></text:p>
      <text:p text:style-name="P9"><text:span text:style-name="Source_20_Text"><text:span text:style-name="T17"/></text:span></text:p>
      <text:p text:style-name="P10"><text:span text:style-name="Source_20_Text"><text:span text:style-name="T18">[</text:span></text:span><text:span text:style-name="Source_20_Text"><text:span text:style-name="T19">3</text:span></text:span><text:span text:style-name="Source_20_Text"><text:span text:style-name="T18">] <text:tab/>F. Arnet, “Development and study of a tandem catalyst system for the single-pass conversion of CO2 <text:tab/>to higher alcohols”, 2024</text:span></text:span></text:p>
      <text:p text:style-name="P10"><text:span text:style-name="Source_20_Text"><text:span text:style-name="T18"/></text:span></text:p>
      <text:p text:style-name="P10"><text:span text:style-name="Source_20_Text"><text:span text:style-name="T18">[</text:span></text:span><text:span text:style-name="Source_20_Text"><text:span text:style-name="T19">4</text:span></text:span><text:span text:style-name="Source_20_Text"><text:span text:style-name="T18">] <text:tab/>S. Chen, J. Wang, Z. Feng, Y. Jiang, H. Hu, Y. Qu, S. Tang, Z. Li, J. Liu, J. Wang, C. Li, </text:span></text:span><text:span text:style-name="Source_20_Text"><text:span text:style-name="T20">Angew. <text:tab/>Chem. Int. Ed.</text:span></text:span><text:span text:style-name="Source_20_Text"><text:span text:style-name="T18"> 2024, 63, e202316874. </text:span></text:span><text:a xlink:type="simple" xlink:href="https://doi.org/10.1002/anie.202316874" text:style-name="Internet_20_link" text:visited-style-name="Visited_20_Internet_20_Link"><text:span text:style-name="Source_20_Text"><text:span text:style-name="T18">https://doi.org/10.1002/anie.202316874</text:span></text:span></text:a></text:p>
      <text:p text:style-name="P9"><text:span text:style-name="Source_20_Text"><text:span text:style-name="T14"/></text:span></text:p>
      <text:p text:style-name="P6"/>
      <text:p text:style-name="P5"/>
      <text:p text:style-name="P4"/>
      <text:p text:style-name="P4"/>
      <text:p text:style-name="P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ew Times" svg:font-family="'New Times'"/>
    <style:font-face style:name="Noto Sans CJK SC" svg:font-family="'Noto Sans CJK SC'"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de" fo:country="CH"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de" fo:country="CH"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justify" style:justify-single-word="false" fo:orphans="2" fo:widows="2" style:writing-mode="lr-tb"/>
      <style:text-properties style:font-name="Times New Roman1" fo:font-family="'Times New Roman'"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ndNote_20_Bibliography_20_Title" style:display-name="EndNote Bibliography Title" style:family="paragraph" style:parent-style-name="Standard" loext:linked-style-name="EndNote_20_Bibliography_20_Title_20_Char">
      <style:paragraph-properties fo:margin-top="0in" fo:margin-bottom="0in" style:contextual-spacing="false" fo:text-align="center" style:justify-single-word="false"/>
      <style:text-properties fo:language="en" fo:country="US" style:font-name-complex="Times New Roman2" style:font-family-complex="'Times New Roman'" style:font-family-generic-complex="system" style:font-pitch-complex="variable"/>
    </style:style>
    <style:style style:name="EndNote_20_Bibliography" style:display-name="EndNote Bibliography" style:family="paragraph" style:parent-style-name="Standard" loext:linked-style-name="EndNote_20_Bibliography_20_Char">
      <style:paragraph-properties fo:line-height="100%"/>
      <style:text-properties fo:language="en" fo:country="US" style:font-name-complex="Times New Roman2" style:font-family-complex="'Times New Roman'" style:font-family-generic-complex="system" style:font-pitch-complex="variable"/>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EndNote_20_Bibliography_20_Title_20_Char" style:display-name="EndNote Bibliography Title Char" style:family="text" style:parent-style-name="Default_20_Paragraph_20_Font" loext:linked-style-name="EndNote_20_Bibliography_20_Title">
      <style:text-properties style:font-name="Times New Roman1" fo:font-family="'Times New Roman'" style:font-family-generic="roman" style:font-pitch="variable" fo:language="en" fo:country="US" style:font-name-complex="Times New Roman2" style:font-family-complex="'Times New Roman'" style:font-family-generic-complex="system" style:font-pitch-complex="variable"/>
    </style:style>
    <style:style style:name="EndNote_20_Bibliography_20_Char" style:display-name="EndNote Bibliography Char" style:family="text" style:parent-style-name="Default_20_Paragraph_20_Font" loext:linked-style-name="EndNote_20_Bibliography">
      <style:text-properties style:font-name="Times New Roman1" fo:font-family="'Times New Roman'" style:font-family-generic="roman" style:font-pitch="variable" fo:language="en" fo:country="US" style:font-name-complex="Times New Roman2" style:font-family-complex="'Times New Roman'" style:font-family-generic-complex="system" style:font-pitch-complex="variable"/>
    </style:style>
    <style:style style:name="Placeholder_20_Text" style:display-name="Placeholder Text" style:family="text" style:parent-style-name="Default_20_Paragraph_20_Font">
      <style:text-properties fo:color="#808080" loext:opacity="100%"/>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style:font-name="Times New Roman1" fo:font-family="'Times New Roman'" style:font-family-generic="roman" style:font-pitch="variable" fo:font-size="10pt" style:font-size-asian="10pt" style:font-size-complex="10pt"/>
    </style:style>
    <style:style style:name="Header_20_Char" style:display-name="Header Char" style:family="text" style:parent-style-name="Default_20_Paragraph_20_Font" loext:linked-style-name="Header">
      <style:text-properties style:font-name="Times New Roman1" fo:font-family="'Times New Roman'" style:font-family-generic="roman" style:font-pitch="variable"/>
    </style:style>
    <style:style style:name="Footer_20_Char" style:display-name="Footer Char" style:family="text" style:parent-style-name="Default_20_Paragraph_20_Font" loext:linked-style-name="Footer">
      <style:text-properties style:font-name="Times New Roman1" fo:font-family="'Times New Roman'" style:font-family-generic="roman" style:font-pitch="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4917in" fo:margin-bottom="0.4917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Header"/>
      </style:header>
      <style:footer>
        <text:p text:style-name="MP2"><text:page-number text:select-page="current">2</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edbalka  David</meta:initial-creator>
    <meta:editing-cycles>28</meta:editing-cycles>
    <meta:print-date>2023-03-07T08:33:00</meta:print-date>
    <meta:creation-date>2022-02-11T13:35:00</meta:creation-date>
    <dc:date>2024-09-16T17:15:00.454140894</dc:date>
    <meta:editing-duration>PT5H46M45S</meta:editing-duration>
    <meta:generator>LibreOffice/7.3.7.2$Linux_X86_64 LibreOffice_project/30$Build-2</meta:generator>
    <meta:document-statistic meta:table-count="0" meta:image-count="0" meta:object-count="0" meta:page-count="2" meta:paragraph-count="33" meta:word-count="670" meta:character-count="4492" meta:non-whitespace-character-count="3818"/>
    <meta:user-defined meta:name="AppVersion">16.0000</meta:user-defined>
    <meta:user-defined meta:name="Company">ETH Zuerich</meta:user-defined>
    <meta:template xlink:type="simple" xlink:actuate="onRequest" xlink:title="Normal.dotm" xlink:href=""/>
  </office:meta>
</office:document-meta>
</file>